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Line_20_with_20_Fine_20_Dots" svg:stroke-width="0.051cm" draw:marker-start="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draw:marker-start="Rounded_20_short_20_Arrow" draw:marker-start-width="0.3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draw:marker-start="Arrow" draw:marker-start-width="0.3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2pt" fo:font-style="italic" style:font-size-asian="18pt" style:font-style-asian="italic" style:font-size-complex="18pt" style:font-style-complex="italic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3.401cm" svg:height="1.823cm" svg:x="4.359cm" svg:y="14.37cm">
          <text:p text:style-name="P1"><text:span text:style-name="T1">X</text:span></text:p>
          <text:p text:style-name="P1"><text:span text:style-name="T2">Grammar</text:span></text:p>
        </draw:rect>
        <draw:rect draw:style-name="gr1" draw:text-style-name="P3" draw:layer="layout" svg:width="2.505cm" svg:height="2.54cm" svg:x="13.1cm" svg:y="18.145cm">
          <text:p text:style-name="P1"><text:span text:style-name="T1">y</text:span></text:p>
          <text:p text:style-name="P1"><text:span text:style-name="T1">X</text:span></text:p>
          <text:p text:style-name="P1"><text:span text:style-name="T1">(objects)</text:span></text:p>
        </draw:rect>
        <draw:ellipse draw:style-name="gr2" draw:text-style-name="P1" draw:id="id2" draw:layer="layout" svg:width="2.54cm" svg:height="1.27cm" svg:x="8.62cm" svg:y="17.945cm">
          <text:p text:style-name="P1">Parse</text:p>
        </draw:ellipse>
        <draw:custom-shape draw:style-name="gr3" draw:text-style-name="P4" draw:layer="layout" svg:width="3.175cm" svg:height="3.175cm" svg:x="2.34cm" svg:y="17.91cm">
          <text:p text:style-name="P1"><text:span text:style-name="T3">y.X</text:span></text:p>
          <text:p text:style-name="P1"><text:span text:style-name="T3">(fil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draw:layer="layout" svg:width="3.4cm" svg:height="1.823cm" svg:x="10.6cm" svg:y="14.37cm">
          <text:p text:style-name="P1"><text:span text:style-name="T1">X</text:span></text:p>
          <text:p text:style-name="P1"><text:span text:style-name="T2">Schema</text:span></text:p>
        </draw:rect>
        <draw:line draw:style-name="gr4" draw:text-style-name="P2" draw:layer="layout" svg:x1="12.43cm" svg:y1="16.24cm" svg:x2="14.335cm" svg:y2="18.145cm">
          <text:p text:style-name="P1"><text:span text:style-name="T2"/></text:p>
          <text:p text:style-name="P1"><text:span text:style-name="T2">Describes <text:s text:c="2"/></text:span></text:p>
        </draw:line>
        <draw:line draw:style-name="gr5" draw:text-style-name="P2" draw:layer="layout" svg:x1="5.445cm" svg:y1="18.58cm" svg:x2="8.62cm" svg:y2="18.58cm">
          <text:p/>
        </draw:line>
        <draw:ellipse draw:style-name="gr2" draw:text-style-name="P1" draw:id="id3" draw:layer="layout" svg:width="2.54cm" svg:height="1.27cm" svg:x="8.62cm" svg:y="19.815cm">
          <text:p text:style-name="P1">Unparse</text:p>
        </draw:ellipse>
        <draw:line draw:style-name="gr5" draw:text-style-name="P2" draw:layer="layout" svg:x1="8.62cm" svg:y1="20.45cm" svg:x2="5.445cm" svg:y2="20.45cm">
          <text:p/>
        </draw:line>
        <draw:line draw:style-name="gr5" draw:text-style-name="P2" draw:layer="layout" svg:x1="13.065cm" svg:y1="20.45cm" svg:x2="11.16cm" svg:y2="20.45cm">
          <text:p/>
        </draw:line>
        <draw:line draw:style-name="gr5" draw:text-style-name="P2" draw:layer="layout" svg:x1="11.16cm" svg:y1="18.58cm" svg:x2="13.075cm" svg:y2="18.58cm">
          <text:p/>
        </draw:line>
        <draw:connector draw:style-name="gr6" draw:text-style-name="P1" draw:layer="layout" draw:type="curve" svg:x1="6.059cm" svg:y1="16.193cm" svg:x2="9.89cm" svg:y2="17.945cm" draw:start-shape="id1" draw:start-glue-point="2" draw:end-shape="id2" svg:d="m6059 16193c0 1333 3831 458 3831 1752">
          <text:p/>
        </draw:connector>
        <draw:connector draw:style-name="gr6" draw:text-style-name="P1" draw:layer="layout" draw:type="curve" draw:line-skew="1.092cm" svg:x1="6.059cm" svg:y1="16.193cm" svg:x2="9.89cm" svg:y2="19.815cm" draw:start-shape="id1" draw:start-glue-point="2" draw:end-shape="id3" svg:d="m6059 16193c0 4374 3831 2563 3831 3622">
          <text:p/>
        </draw:connector>
        <draw:rect draw:style-name="gr1" draw:text-style-name="P2" draw:id="id5" draw:layer="layout" svg:width="3.401cm" svg:height="1.823cm" svg:x="10.636cm" svg:y="8.54cm">
          <text:p text:style-name="P1"><text:span text:style-name="T2">Grammar</text:span></text:p>
          <text:p text:style-name="P1"><text:span text:style-name="T2">Grammar</text:span></text:p>
        </draw:rect>
        <draw:rect draw:style-name="gr1" draw:text-style-name="P2" draw:layer="layout" svg:width="3.4cm" svg:height="1.823cm" svg:x="10.637cm" svg:y="4.16cm">
          <text:p text:style-name="P1"><text:span text:style-name="T2">Grammar</text:span></text:p>
          <text:p text:style-name="P1"><text:span text:style-name="T2">Schema</text:span></text:p>
        </draw:rect>
        <draw:rect draw:style-name="gr1" draw:text-style-name="P2" draw:layer="layout" svg:width="3.401cm" svg:height="1.823cm" svg:x="4.212cm" svg:y="8.458cm">
          <text:p text:style-name="P1"><text:span text:style-name="T2">Schema</text:span></text:p>
          <text:p text:style-name="P1"><text:span text:style-name="T2">Grammar</text:span></text:p>
        </draw:rect>
        <draw:rect draw:style-name="gr1" draw:text-style-name="P2" draw:id="id4" draw:layer="layout" svg:width="3.4cm" svg:height="1.823cm" svg:x="4.087cm" svg:y="4.113cm">
          <text:p text:style-name="P1"><text:span text:style-name="T2">Schema</text:span></text:p>
          <text:p text:style-name="P1"><text:span text:style-name="T2">Schema</text:span></text:p>
        </draw:rect>
        <draw:line draw:style-name="gr7" draw:text-style-name="P2" draw:layer="layout" svg:x1="7.687cm" svg:y1="9.093cm" svg:x2="11.297cm" svg:y2="5.918cm">
          <text:p text:style-name="P1"><text:span text:style-name="T2"/></text:p>
          <text:p text:style-name="P1"><text:span text:style-name="T2">Formats</text:span></text:p>
        </draw:line>
        <draw:connector draw:style-name="gr8" draw:text-style-name="P2" draw:layer="layout" draw:type="curve" svg:x1="4.087cm" svg:y1="5.024cm" svg:x2="5.787cm" svg:y2="4.113cm" draw:start-shape="id4" draw:start-glue-point="3" draw:end-shape="id4" draw:end-glue-point="0" svg:d="m4087 5024c-789 0-657-719-36-1144s1736-556 1736 233">
          <text:p text:style-name="P1"><text:span text:style-name="T2">Describ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line draw:style-name="gr9" draw:text-style-name="P2" draw:layer="layout" svg:x1="12.367cm" svg:y1="6.006cm" svg:x2="12.367cm" svg:y2="8.558cm">
          <text:p text:style-name="P1"><text:span text:style-name="T2">Describes</text:span></text:p>
          <text:p text:style-name="P1"><text:span text:style-name="T2"/></text:p>
        </draw:line>
        <draw:line draw:style-name="gr10" draw:text-style-name="P2" draw:layer="layout" svg:x1="7.487cm" svg:y1="5.048cm" svg:x2="10.662cm" svg:y2="5.048cm">
          <text:p text:style-name="P1"><text:span text:style-name="T2">Describes</text:span></text:p>
          <text:p text:style-name="P1"><text:span text:style-name="T2"/></text:p>
        </draw:line>
        <draw:line draw:style-name="gr11" draw:text-style-name="P2" draw:layer="layout" svg:x1="5.687cm" svg:y1="8.458cm" svg:x2="5.687cm" svg:y2="5.918cm">
          <text:p text:style-name="P1"><text:span text:style-name="T2"/></text:p>
          <text:p text:style-name="P1"><text:span text:style-name="T2">Formats</text:span></text:p>
        </draw:line>
        <draw:line draw:style-name="gr12" draw:text-style-name="P2" draw:layer="layout" svg:x1="7.487cm" svg:y1="9.493cm" svg:x2="10.662cm" svg:y2="9.493cm">
          <text:p text:style-name="P1"><text:span text:style-name="T2"/></text:p>
          <text:p text:style-name="P1"><text:span text:style-name="T2">Formats</text:span></text:p>
        </draw:line>
        <draw:line draw:style-name="gr13" draw:text-style-name="P2" draw:layer="layout" svg:x1="6.952cm" svg:y1="8.558cm" svg:x2="10.662cm" svg:y2="5.306cm">
          <text:p text:style-name="P1"><text:span text:style-name="T2">Describes</text:span></text:p>
          <text:p text:style-name="P1"><text:span text:style-name="T2"/></text:p>
        </draw:line>
        <draw:connector draw:style-name="gr7" draw:text-style-name="P2" draw:layer="layout" draw:type="curve" svg:x1="14.037cm" svg:y1="9.451cm" svg:x2="12.336cm" svg:y2="10.363cm" draw:start-shape="id5" draw:start-glue-point="1" draw:end-shape="id5" draw:end-glue-point="2" svg:d="m14037 9451c789 0 657 719 35 1145s-1736 556-1736-2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rmats</text:span></text:p>
        </draw:connector>
        <draw:line draw:style-name="gr7" draw:text-style-name="P2" draw:layer="layout" svg:x1="7.76cm" svg:y1="15.258cm" svg:x2="10.525cm" svg:y2="15.258cm">
          <text:p text:style-name="P1"><text:span text:style-name="T2"/></text:p>
          <text:p text:style-name="P1"><text:span text:style-name="T2">Format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4-20T18:48:58</meta:creation-date>
    <dc:date>2011-05-05T10:52:16</dc:date>
    <dc:creator>William Cook</dc:creator>
    <meta:editing-duration>PT17H16M30S</meta:editing-duration>
    <meta:editing-cycles>9</meta:editing-cycles>
    <meta:generator>OpenOffice.org/3.2$Unix OpenOffice.org_project/320m12$Build-9483</meta:generator>
    <meta:document-statistic meta:object-count="26"/>
  </office:meta>
</office:document-meta>
</file>